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832" officeooo:paragraph-rsid="001e9832"/>
    </style:style>
    <style:style style:name="P2" style:family="paragraph" style:parent-style-name="Standard">
      <style:text-properties officeooo:paragraph-rsid="0030337d"/>
    </style:style>
    <style:style style:name="P3" style:family="paragraph" style:parent-style-name="Standard">
      <style:text-properties officeooo:rsid="0030337d" officeooo:paragraph-rsid="0030337d"/>
    </style:style>
    <style:style style:name="P4" style:family="paragraph" style:parent-style-name="Text_20_body">
      <style:text-properties officeooo:rsid="0020196b" officeooo:paragraph-rsid="0020196b"/>
    </style:style>
    <style:style style:name="P5" style:family="paragraph" style:parent-style-name="Text_20_body">
      <style:text-properties officeooo:rsid="002033db" officeooo:paragraph-rsid="00220a61"/>
    </style:style>
    <style:style style:name="P6" style:family="paragraph" style:parent-style-name="Text_20_body">
      <style:text-properties officeooo:paragraph-rsid="00220a61"/>
    </style:style>
    <style:style style:name="P7" style:family="paragraph" style:parent-style-name="Text_20_body">
      <style:text-properties officeooo:rsid="00220a61" officeooo:paragraph-rsid="00220a61"/>
    </style:style>
    <style:style style:name="P8" style:family="paragraph" style:parent-style-name="Text_20_body">
      <style:text-properties officeooo:rsid="0022148b" officeooo:paragraph-rsid="0022148b"/>
    </style:style>
    <style:style style:name="P9" style:family="paragraph" style:parent-style-name="Text_20_body">
      <style:text-properties officeooo:rsid="00234677" officeooo:paragraph-rsid="00234677"/>
    </style:style>
    <style:style style:name="P10" style:family="paragraph" style:parent-style-name="Text_20_body">
      <style:text-properties officeooo:rsid="00234677" officeooo:paragraph-rsid="0024fe9c"/>
    </style:style>
    <style:style style:name="P11" style:family="paragraph" style:parent-style-name="Text_20_body">
      <style:text-properties officeooo:rsid="00234677" officeooo:paragraph-rsid="0026f448"/>
    </style:style>
    <style:style style:name="P12" style:family="paragraph" style:parent-style-name="Text_20_body">
      <style:text-properties officeooo:rsid="0026f448" officeooo:paragraph-rsid="0026f448"/>
    </style:style>
    <style:style style:name="P13" style:family="paragraph" style:parent-style-name="Text_20_body">
      <style:text-properties officeooo:rsid="0028833e" officeooo:paragraph-rsid="0028833e"/>
    </style:style>
    <style:style style:name="P14" style:family="paragraph" style:parent-style-name="Text_20_body">
      <style:text-properties officeooo:rsid="002b968e" officeooo:paragraph-rsid="002b968e"/>
    </style:style>
    <style:style style:name="P15" style:family="paragraph" style:parent-style-name="Text_20_body">
      <style:text-properties officeooo:rsid="002cf90f" officeooo:paragraph-rsid="002cf90f"/>
    </style:style>
    <style:style style:name="P16" style:family="paragraph" style:parent-style-name="Text_20_body">
      <style:text-properties officeooo:paragraph-rsid="002cf90f"/>
    </style:style>
    <style:style style:name="P17" style:family="paragraph" style:parent-style-name="Text_20_body">
      <style:text-properties officeooo:rsid="0032ec82" officeooo:paragraph-rsid="0032ec82"/>
    </style:style>
    <style:style style:name="P18" style:family="paragraph" style:parent-style-name="Text_20_body">
      <style:text-properties officeooo:rsid="0037e140" officeooo:paragraph-rsid="0037e140"/>
    </style:style>
    <style:style style:name="P19" style:family="paragraph" style:parent-style-name="Text_20_body">
      <style:text-properties officeooo:rsid="0039c59c" officeooo:paragraph-rsid="0039c59c"/>
    </style:style>
    <style:style style:name="P20" style:family="paragraph" style:parent-style-name="Text_20_body">
      <style:text-properties officeooo:rsid="003a1537" officeooo:paragraph-rsid="003a1537"/>
    </style:style>
    <style:style style:name="P21" style:family="paragraph" style:parent-style-name="Text_20_body">
      <style:text-properties officeooo:rsid="003aa7ed" officeooo:paragraph-rsid="003aa7ed"/>
    </style:style>
    <style:style style:name="P22" style:family="paragraph" style:parent-style-name="Text_20_body">
      <style:text-properties officeooo:paragraph-rsid="00427943"/>
    </style:style>
    <style:style style:name="P23" style:family="paragraph" style:parent-style-name="Text_20_body">
      <style:text-properties officeooo:rsid="0045bfeb" officeooo:paragraph-rsid="00475a2f"/>
    </style:style>
    <style:style style:name="P24" style:family="paragraph" style:parent-style-name="Text_20_body">
      <style:text-properties officeooo:rsid="004cfaee" officeooo:paragraph-rsid="005c775b"/>
    </style:style>
    <style:style style:name="P25" style:family="paragraph" style:parent-style-name="Text_20_body">
      <style:text-properties officeooo:rsid="004e7bf2" officeooo:paragraph-rsid="004e7bf2"/>
    </style:style>
    <style:style style:name="P26" style:family="paragraph" style:parent-style-name="Text_20_body">
      <style:text-properties officeooo:rsid="004f912a" officeooo:paragraph-rsid="004f912a"/>
    </style:style>
    <style:style style:name="P27" style:family="paragraph" style:parent-style-name="Text_20_body">
      <style:text-properties officeooo:rsid="00504e64" officeooo:paragraph-rsid="00504e64"/>
    </style:style>
    <style:style style:name="P28" style:family="paragraph" style:parent-style-name="Text_20_body">
      <style:text-properties officeooo:rsid="0051dd20" officeooo:paragraph-rsid="0051dd20"/>
    </style:style>
    <style:style style:name="P29" style:family="paragraph" style:parent-style-name="Text_20_body">
      <style:text-properties officeooo:rsid="00534c74" officeooo:paragraph-rsid="00534c74"/>
    </style:style>
    <style:style style:name="P30" style:family="paragraph" style:parent-style-name="Text_20_body">
      <style:text-properties officeooo:rsid="0045bfeb" officeooo:paragraph-rsid="00475a2f"/>
    </style:style>
    <style:style style:name="P31" style:family="paragraph" style:parent-style-name="Text_20_body">
      <style:text-properties fo:font-weight="normal" officeooo:rsid="0049f4fa" officeooo:paragraph-rsid="0049f4fa" style:font-weight-asian="normal" style:font-weight-complex="normal"/>
    </style:style>
    <style:style style:name="P32" style:family="paragraph" style:parent-style-name="Text_20_body">
      <style:text-properties fo:font-weight="normal" officeooo:rsid="005848ca" officeooo:paragraph-rsid="005848ca" style:font-weight-asian="normal" style:font-weight-complex="normal"/>
    </style:style>
    <style:style style:name="P33" style:family="paragraph" style:parent-style-name="Text_20_body">
      <style:text-properties fo:font-weight="normal" officeooo:rsid="005c1bd8" officeooo:paragraph-rsid="005c1bd8" style:font-weight-asian="normal" style:font-weight-complex="normal"/>
    </style:style>
    <style:style style:name="P34" style:family="paragraph" style:parent-style-name="Text_20_body">
      <style:text-properties fo:font-weight="normal" officeooo:rsid="005e1a20" officeooo:paragraph-rsid="005e1a20" style:font-weight-asian="normal" style:font-weight-complex="normal"/>
    </style:style>
    <style:style style:name="P35" style:family="paragraph" style:parent-style-name="Heading_20_1">
      <style:text-properties officeooo:rsid="001e9832" officeooo:paragraph-rsid="001e9832"/>
    </style:style>
    <style:style style:name="P36" style:family="paragraph" style:parent-style-name="Heading_20_2">
      <style:text-properties officeooo:rsid="00234677" officeooo:paragraph-rsid="00234677"/>
    </style:style>
    <style:style style:name="P37" style:family="paragraph" style:parent-style-name="Heading_20_2" style:list-style-name=""/>
    <style:style style:name="P38" style:family="paragraph" style:parent-style-name="Heading_20_2">
      <style:paragraph-properties fo:break-before="page"/>
    </style:style>
    <style:style style:name="P39" style:family="paragraph" style:parent-style-name="Heading_20_3">
      <style:text-properties officeooo:rsid="001e9832" officeooo:paragraph-rsid="001e9832"/>
    </style:style>
    <style:style style:name="P40" style:family="paragraph" style:parent-style-name="Heading_20_3">
      <style:text-properties officeooo:rsid="0020196b" officeooo:paragraph-rsid="0020196b"/>
    </style:style>
    <style:style style:name="P41" style:family="paragraph" style:parent-style-name="Heading_20_3">
      <style:text-properties officeooo:rsid="0026f448"/>
    </style:style>
    <style:style style:name="P42" style:family="paragraph" style:parent-style-name="Heading_20_3">
      <style:text-properties officeooo:rsid="002e5417"/>
    </style:style>
    <style:style style:name="T1" style:family="text">
      <style:text-properties officeooo:rsid="002033db"/>
    </style:style>
    <style:style style:name="T2" style:family="text">
      <style:text-properties officeooo:rsid="00220a61"/>
    </style:style>
    <style:style style:name="T3" style:family="text">
      <style:text-properties officeooo:rsid="0022148b"/>
    </style:style>
    <style:style style:name="T4" style:family="text">
      <style:text-properties officeooo:rsid="00234677"/>
    </style:style>
    <style:style style:name="T5" style:family="text">
      <style:text-properties officeooo:rsid="0024fe9c"/>
    </style:style>
    <style:style style:name="T6" style:family="text">
      <style:text-properties officeooo:rsid="0028833e"/>
    </style:style>
    <style:style style:name="T7" style:family="text">
      <style:text-properties officeooo:rsid="002b968e"/>
    </style:style>
    <style:style style:name="T8" style:family="text">
      <style:text-properties officeooo:rsid="002cf90f"/>
    </style:style>
    <style:style style:name="T9" style:family="text">
      <style:text-properties officeooo:rsid="002e5417"/>
    </style:style>
    <style:style style:name="T10" style:family="text">
      <style:text-properties officeooo:rsid="0030337d"/>
    </style:style>
    <style:style style:name="T11" style:family="text">
      <style:text-properties officeooo:rsid="00313e33"/>
    </style:style>
    <style:style style:name="T12" style:family="text">
      <style:text-properties officeooo:rsid="0032ec82"/>
    </style:style>
    <style:style style:name="T13" style:family="text">
      <style:text-properties officeooo:rsid="00343ee4"/>
    </style:style>
    <style:style style:name="T14" style:family="text">
      <style:text-properties officeooo:rsid="0037e140"/>
    </style:style>
    <style:style style:name="T15" style:family="text">
      <style:text-properties officeooo:rsid="0039c59c"/>
    </style:style>
    <style:style style:name="T16" style:family="text">
      <style:text-properties officeooo:rsid="003a1537"/>
    </style:style>
    <style:style style:name="T17" style:family="text">
      <style:text-properties officeooo:rsid="0040a379"/>
    </style:style>
    <style:style style:name="T18" style:family="text">
      <style:text-properties officeooo:rsid="00427943"/>
    </style:style>
    <style:style style:name="T19" style:family="text">
      <style:text-properties officeooo:rsid="00475a2f"/>
    </style:style>
    <style:style style:name="T20" style:family="text">
      <style:text-properties officeooo:rsid="004e7bf2"/>
    </style:style>
    <style:style style:name="T21" style:family="text">
      <style:text-properties officeooo:rsid="0051dd20"/>
    </style:style>
    <style:style style:name="T22" style:family="text">
      <style:text-properties officeooo:rsid="00552dcc"/>
    </style:style>
    <style:style style:name="T23" style:family="text">
      <style:text-properties officeooo:rsid="00562a2d"/>
    </style:style>
    <style:style style:name="T24" style:family="text">
      <style:text-properties officeooo:rsid="0057bfbe"/>
    </style:style>
    <style:style style:name="T25" style:family="text">
      <style:text-properties officeooo:rsid="005af521"/>
    </style:style>
    <style:style style:name="T26" style:family="text">
      <style:text-properties officeooo:rsid="005c1bd8"/>
    </style:style>
    <style:style style:name="T27" style:family="text">
      <style:text-properties officeooo:rsid="005ff28d"/>
    </style:style>
    <style:style style:name="T28" style:family="text">
      <style:text-properties officeooo:rsid="005fff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Installing WETO on Ubuntu LTS 14.04</text:h>
      <text:h text:style-name="P36" text:outline-level="2"/>
      <text:h text:style-name="P36" text:outline-level="2">Database Installation <text:span text:style-name="T7">and Configuration</text:span></text:h>
      <text:p text:style-name="P1"/>
      <text:h text:style-name="P39" text:outline-level="3">1. <text:span text:style-name="T3">Install</text:span> postgresql with apt-get</text:h>
      <text:p text:style-name="P4">Install it with command <text:span text:style-name="Code">sudo apt-get install postgresql</text:span></text:p>
      <text:h text:style-name="P40" text:outline-level="3">2. Create new database user</text:h>
      <text:p text:style-name="P4">Initially, you must sign in to psql with it's default username 'postgres'. This can be done in a couple of ways:</text:p>
      <text:p text:style-name="P6"><text:span text:style-name="T1">a) Change your user in to 'postgres' with </text:span><text:span text:style-name="Code"><text:span text:style-name="T1">sudo su postgres</text:span></text:span><text:span text:style-name="T1"> .Then, start database terminal with </text:span><text:span text:style-name="Code"><text:span text:style-name="T2">psql</text:span></text:span></text:p>
      <text:p text:style-name="P6"><text:span text:style-name="T2">b) Start database terminal directly as 'postgres' with </text:span><text:span text:style-name="Code"><text:span text:style-name="T2">sudo -u postgres psql</text:span></text:span></text:p>
      <text:p text:style-name="P6"/>
      <text:p text:style-name="P7">Once in the database terminal, create a new user for Weto: </text:p>
      <text:p text:style-name="P5"><text:span text:style-name="Code"><text:span text:style-name="T2">CREATE USER weto WITH PASSWORD 'weto';</text:span></text:span></text:p>
      <text:p text:style-name="P7">Optionally, <text:s/>you can change the 'postgres' user's password with command <text:span text:style-name="Code">\password</text:span>.</text:p>
      <text:h text:style-name="Heading_20_3" text:outline-level="3">3. Create new databases</text:h>
      <text:p text:style-name="P8">Weto needs two databases: 'weto5_master' and 'weto5_kurssi'. While still in <text:span text:style-name="Code">psql</text:span> as user 'postgres' Create these with:</text:p>
      <text:p text:style-name="P8"><text:span text:style-name="Code">CREATE DATABASE weto5_master<text:line-break/>WITH OWNER = weto ENCODING = 'UTF8' LC_COLLATE = 'fi_FI.UTF-8' </text:span><text:span text:style-name="Code"><text:span text:style-name="T4">TEMPLATE = template0</text:span></text:span><text:span text:style-name="Code">;</text:span></text:p>
      <text:p text:style-name="P8"><text:bookmark-start text:name="__DdeLink__358_406445338"/><text:span text:style-name="Code">CREATE DATABASE weto5_</text:span><text:span text:style-name="Code"><text:span text:style-name="T4">kurssi</text:span></text:span><text:span text:style-name="Code"><text:line-break/>WITH OWNER = weto ENCODING = 'UTF8' LC_COLLATE = 'fi_FI.UTF-8' </text:span><text:span text:style-name="Code"><text:span text:style-name="T4">TEMPLATE = template0</text:span></text:span><text:span text:style-name="Code">;</text:span><text:bookmark-end text:name="__DdeLink__358_406445338"/></text:p>
      <text:h text:style-name="Heading_20_3" text:outline-level="3">4. Give database user 'weto' login <text:span text:style-name="T4">login access</text:span> to database</text:h>
      <text:p text:style-name="P9">By default postgresql doesn't allow <text:span text:style-name="T5">any user except 'postgres'</text:span> to <text:span text:style-name="T5">use it</text:span> unless they are explicitly given this right. The rights can be modified in configuration file called <text:span text:style-name="Code">pg_hba.conf </text:span>. Path to the file is usually <text:span text:style-name="Code">/etc/postgresql/[version number]/main/pg_hba.conf</text:span> . </text:p>
      <text:p text:style-name="P9">Open the file with sudo rights and add the <text:span text:style-name="T7">following</text:span> line<text:span text:style-name="T5">s</text:span> to it:</text:p>
      <text:p text:style-name="P9"><text:span text:style-name="Code">local <text:s text:c="2"/>weto5_master<text:tab/>weto<text:tab/> <text:s text:c="2"/>md5 </text:span></text:p>
      <text:p text:style-name="P9"><text:span text:style-name="Code">local <text:s text:c="2"/>weto5_kurssi<text:tab/>weto<text:tab/> <text:s text:c="2"/>md5</text:span></text:p>
      <text:p text:style-name="P10">Afterwards, save the file. To activate these new rights, you must restart the database service. Do it with <text:span text:style-name="Code">sudo service postgresql restart</text:span>. The name of the service might vary. You can get a listing of all active services with <text:span text:style-name="Code">service --status-all</text:span>. </text:p>
      <text:p text:style-name="P11">You should be now able to start database terminal 'psql' with username weto. Try opening the database 'weto5_master' <text:span text:style-name="T5">as user 'weto'</text:span> with <text:bookmark-start text:name="__DdeLink__8_1150402448"/><text:span text:style-name="Code">psql weto5_master weto</text:span><text:bookmark-end text:name="__DdeLink__8_1150402448"/></text:p>
      <text:h text:style-name="P41" text:outline-level="3"><text:soft-page-break/>5. Create tables</text:h>
      <text:p text:style-name="P12">Browse the folder that contains your sql-files. Open psql to database 'weto5_master' as user 'weto': <text:span text:style-name="Code"><text:span text:style-name="T4">psql weto5_master weto</text:span></text:span></text:p>
      <text:p text:style-name="P12"><text:span text:style-name="T6">Inside psql, use</text:span> your sql-files to create the <text:span text:style-name="T6">tables</text:span>:</text:p>
      <text:p text:style-name="P13"><text:span text:style-name="Code">\i master.sql<text:line-break/>\i alustus.sql</text:span></text:p>
      <text:p text:style-name="P13">Psql might give errors if this is the first time creating the tables. They can be ignored. You can verify that the tables were created with <text:span text:style-name="Code">\dt</text:span></text:p>
      <text:p text:style-name="P13">Now, change to database 'weto5_kurssi' with <text:span text:style-name="Code">\c weto5_kurssi</text:span> <text:line-break/>Create tables there with \<text:span text:style-name="Code">i course.sql</text:span></text:p>
      <text:p text:style-name="P13"/>
      <text:p text:style-name="P14">The database should now be ready for use.</text:p>
      <text:p text:style-name="P14"/>
      <text:h text:style-name="Heading_20_2" text:outline-level="2">Installing Java SDK and Netbeans</text:h>
      <text:h text:style-name="Heading_20_3" text:outline-level="3">1. Installing Java SDK</text:h>
      <text:p text:style-name="P16"><text:span text:style-name="T8">There are many ways to install Java for Ubuntu. Check </text:span><text:a xlink:type="simple" xlink:href="https://help.ubuntu.com/community/Java"><text:span text:style-name="T8">https://help.ubuntu.com/community/Java</text:span></text:a><text:span text:style-name="T8"> for comprehensive instructions. In 6/2015 one way to install was:</text:span></text:p>
      <text:p text:style-name="P16"><text:span text:style-name="Code">sudo add-apt-repository ppa:webupd8team/java<text:line-break/>sudo apt-get updat</text:span><text:span text:style-name="Code"><text:span text:style-name="T8">e</text:span></text:span><text:span text:style-name="Code"><text:line-break/>sudo apt-get install oracle-java8-installer</text:span></text:p>
      <text:p text:style-name="P16"><text:span text:style-name="T8">Verify Java installation with </text:span><text:span text:style-name="Code">java -versio</text:span><text:span text:style-name="Code"><text:span text:style-name="T8">n</text:span></text:span></text:p>
      <text:h text:style-name="Heading_20_3" text:outline-level="3">2. Installing NetBeans</text:h>
      <text:p text:style-name="P15">Download <text:span text:style-name="T9">a N</text:span>et<text:span text:style-name="T9">B</text:span>eans installation script from <text:a xlink:type="simple" xlink:href="https://netbeans.org/downloads/index.html">https://netbeans.org/downloads/index.html</text:a><text:line-break/>Once downloaded navigate to it's path, and run it by <text:span text:style-name="Code">./netbeans_installation_script.sh</text:span></text:p>
      <text:p text:style-name="P15"/>
      <text:h text:style-name="Heading_20_3" text:outline-level="3"><text:span text:style-name="T9">3. </text:span>Installing <text:span text:style-name="T8">Subversion</text:span> <text:span text:style-name="T8">and downloading the source</text:span></text:h>
      <text:p text:style-name="P15">Install <text:span text:style-name="T12">subversion </text:span>with apt-get <text:s/><text:span text:style-name="Code">sudo apt-get install subversion</text:span></text:p>
      <text:p text:style-name="P15">Navigate to a folder of your choice and dow<text:span text:style-name="T9">n</text:span>load the source <text:span text:style-name="T11">with command</text:span>:</text:p>
      <text:p text:style-name="P15"><text:span text:style-name="Code">svn checkout </text:span><text:a xlink:type="simple" xlink:href="https://svn.sis.uta.fi/weto5/" office:target-frame-name="_blank" xlink:show="new"><text:span text:style-name="Code">https://svn.sis.uta.fi/weto5/</text:span></text:a><text:span text:style-name="Code"> --username </text:span><text:span text:style-name="Code"><text:span text:style-name="T9">USERNAME</text:span></text:span></text:p>
      <text:p text:style-name="Standard"><text:span text:style-name="T11">Subversion might ask your gnome keyring password by default. You can disable this by adding line</text:span><text:span text:style-name="Source_20_Text"> </text:span></text:p>
      <text:p text:style-name="P3"/>
      <text:p text:style-name="P2"><text:span text:style-name="Code">password-stores = <text:line-break/></text:span></text:p>
      <text:p text:style-name="P2"><text:span text:style-name="T10">to subversion configuration file:</text:span><text:span text:style-name="Code"><text:span text:style-name="T10"><text:line-break/></text:span></text:span></text:p>
      <text:p text:style-name="P2"><text:span text:style-name="Code"><text:span text:style-name="T10">~/.subversion/config</text:span></text:span></text:p>
      <text:h text:style-name="Heading_20_3" text:outline-level="3"><text:soft-page-break/></text:h>
      <text:h text:style-name="P42" text:outline-level="3">4. Import project in NetBeans</text:h>
      <text:p text:style-name="P17">You can import to NetBeans by simply opening it: </text:p>
      <text:p text:style-name="P17">File → Open Project → Choose the Maven POM-file → OK</text:p>
      <text:p text:style-name="P17">The file can be found at the folder <text:span text:style-name="Code">weto5/weto</text:span></text:p>
      <text:p text:style-name="P17"/>
      <text:h text:style-name="Heading_20_2" text:outline-level="2">Build and run</text:h>
      <text:p text:style-name="Text_20_body"/>
      <text:p text:style-name="P17">Everything should be ready for building and running the program. <text:span text:style-name="T13">In NetBeans:</text:span></text:p>
      <text:p text:style-name="P17"><text:span text:style-name="Action">Run</text:span> → <text:span text:style-name="Action">Clean and Build Project</text:span> </text:p>
      <text:p text:style-name="P17"><text:span text:style-name="Action">Run</text:span> → <text:span text:style-name="Action">Run</text:span></text:p>
      <text:p text:style-name="P17"/>
      <text:h text:style-name="P37" text:outline-level="2"/>
      <text:h text:style-name="P38" text:outline-level="2">Adding test content <text:span text:style-name="T14">to database</text:span></text:h>
      <text:p text:style-name="P18"/>
      <text:p text:style-name="P18">There's a couple <text:span text:style-name="T15">of </text:span>zip packages in the WETO repository, that contain test data. <text:span text:style-name="T15">The containing folder is </text:span><text:span text:style-name="Code"><text:span text:style-name="T15">weto5/testdata</text:span></text:span><text:span text:style-name="T15"> . One package contains all users, tasks and submissions for a course. </text:span></text:p>
      <text:h text:style-name="Heading_20_3" text:outline-level="3">1. Sign in and create a test course</text:h>
      <text:p text:style-name="P19">To import a package you must <text:span text:style-name="Action"><text:span text:style-name="T16">Login</text:span></text:span> as the default admin user with credentials <text:line-break/>username: ope<text:line-break/>password: ope</text:p>
      <text:p text:style-name="P19">After authentication, make user 'ope' a teacher in <text:span text:style-name="Action">Edit teachers</text:span></text:p>
      <text:p text:style-name="P20">Then, if still logged in as ope, you can create a test course in <text:span text:style-name="Action">Add Course</text:span></text:p>
      <text:h text:style-name="Heading_20_3" text:outline-level="3">2. Upload test data</text:h>
      <text:p text:style-name="P21">Once created, inside the course you can add test data from <text:span text:style-name="Action">Main</text:span> → <text:span text:style-name="Action">Download/Upload </text:span></text:p>
      <text:p text:style-name="P22"><text:span text:style-name="T17">From the lower part of the page you can choose a zip package to be uploaded. The zip represents all users, tasks, grades, submissions etc. related to a course. You'll have to specify the root folder inside the zip, but at least the package </text:span><text:span text:style-name="Code"><text:span text:style-name="T17">testdata/Oope2013original.zip</text:span></text:span><text:span text:style-name="T18"> works without specifying the path.</text:span></text:p>
      <text:p text:style-name="P23">Remember to put * and * to the fields specifying <text:span text:style-name="T19">students</text:span> and <text:span text:style-name="T19">submissions that are uploaded.</text:span></text:p>
      <text:p text:style-name="P23"><text:span text:style-name="T19">Once you click </text:span><text:span text:style-name="Action"><text:span text:style-name="T19">Upload</text:span></text:span><text:span text:style-name="T19"> the file will be uploaded and the data it contains saved to the database. You can now view the data throught the course.</text:span></text:p>
      <text:p text:style-name="P23"/>
      <text:h text:style-name="Heading_20_2" text:outline-level="2">Using JSX Transformer to build React.js-components</text:h>
      <text:p text:style-name="P24">Weto5 uses React.js to make an interactive UI for submissions. <text:span text:style-name="T20">React as a whole is a far too wide subject to describe here, but a few useful links are:<text:line-break/></text:span></text:p>
      <text:p text:style-name="P24"><text:a xlink:type="simple" xlink:href="https://facebook.github.io/react/docs/thinking-in-react.html"><text:span text:style-name="T20">https://facebook.github.io/react/docs/thinking-in-react.html</text:span></text:a></text:p>
      <text:p text:style-name="P25"><text:a xlink:type="simple" xlink:href="https://facebook.github.io/react/tips/communicate-between-components.html">https://facebook.github.io/react/tips/communicate-between-components.html</text:a></text:p>
      <text:p text:style-name="P25"><text:a xlink:type="simple" xlink:href="https://facebook.github.io/react/docs/working-with-the-browser.html">https://facebook.github.io/react/docs/working-with-the-browser.html</text:a></text:p>
      <text:p text:style-name="P26"><text:a xlink:type="simple" xlink:href="https://facebook.github.io/react/tips/initial-ajax.html">https://facebook.github.io/react/tips/initial-ajax.html</text:a></text:p>
      <text:p text:style-name="P26"><text:a xlink:type="simple" xlink:href="https://facebook.github.io/react/docs/component-specs.html">https://facebook.github.io/react/docs/component-specs.html</text:a></text:p>
      <text:p text:style-name="P27"><text:a xlink:type="simple" xlink:href="https://facebook.github.io/react/docs/tooling-integration.html">https://facebook.github.io/react/docs/tooling-integration.html</text:a></text:p>
      <text:p text:style-name="P27"/>
      <text:p text:style-name="P27">React components can be written in either pure JavaScript or JSX. JSX is a JavaScript syntax extension that allows XML-markup be written in JavaScript. Since browser<text:span text:style-name="T22">s</text:span> don't support JSX <text:span text:style-name="T23">directly</text:span>, *.jsx-files must be compiled to *.js files before using them <text:span text:style-name="T24">in</text:span> <text:span text:style-name="T24">browsers</text:span>. <text:span text:style-name="T21">React components can be written and edited in pure JS too, but using JSX makes the code a lot easier to write and edit.</text:span></text:p>
      <text:p text:style-name="P28">JSX can be installed as a global Node module with NPM. On installing Node and NPM: <text:line-break/><text:a xlink:type="simple" xlink:href="https://docs.npmjs.com/getting-started/installing-node">https://docs.npmjs.com/getting-started/installing-node</text:a></text:p>
      <text:p text:style-name="P28">Once NPM is installed, JSX can be fetched with:</text:p>
      <text:p text:style-name="P28"><text:span text:style-name="Code">npm install -g jsx</text:span></text:p>
      <text:p text:style-name="P29">Once JSX is installed it can be set to watch changes in a folder and compile *.jsx files automatically:</text:p>
      <text:p text:style-name="P31"><text:soft-page-break/><text:span text:style-name="Code">jsx --</text:span><text:span text:style-name="Code"><text:span text:style-name="T25">watch </text:span></text:span><text:span text:style-name="Code">--extension jsx --watch jsx/ js/</text:span></text:p>
      <text:p text:style-name="P32">--<text:span text:style-name="T26">watch: we are continuously watching changes in a folder</text:span></text:p>
      <text:p text:style-name="P32">--extension <text:span text:style-name="T26">jsx</text:span>: file extension that is watched: <text:span text:style-name="T26">'jsx'</text:span></text:p>
      <text:p text:style-name="P33">jsx/ js/ : source folder and target folder</text:p>
      <text:p text:style-name="P33"/>
      <text:p text:style-name="P34">Once all the React components have been made using it in browser requires <text:s/>a) importing all the used components, b) importing react.js library, c) giving necessary “props” or setting<text:span text:style-name="T27">s</text:span> to the component. <text:span text:style-name="T28">See Submissions.jsp as an example.</text:span> 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00%" style:page-number="auto" fo:background-color="transparent" style:shadow="none">
        <style:tab-stops/>
        <style:background-image/>
      </style:paragraph-properties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in" fo:margin-bottom="0.0799in" style:contextual-spacing="false"/>
      <style:text-properties fo:color="#808080" fo:font-size="14pt" fo:font-weight="bold" style:font-size-asian="14pt" style:font-weight-asian="bold" style:font-size-complex="14pt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de" style:family="text">
      <style:text-properties fo:color="#000000" style:font-name="DejaVu Sans Mono" fo:font-family="'DejaVu Sans Mono'" style:font-style-name="Book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tion" style:family="text" style:parent-style-name="Code">
      <style:text-properties fo:color="#0066cc" style:font-name="DejaVu Sans" fo:font-family="'DejaVu Sans'" style:font-style-name="Book" style:font-family-generic="swiss" style:font-pitch="variable" fo:background-color="#eeeeee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9:21:15.493505889</meta:creation-date>
    <dc:date>2015-08-31T11:08:21.773737504</dc:date>
    <meta:editing-duration>PT5H45M36S</meta:editing-duration>
    <meta:editing-cycles>43</meta:editing-cycles>
    <meta:generator>LibreOffice/4.2.8.2$Linux_X86_64 LibreOffice_project/420m0$Build-2</meta:generator>
    <meta:document-statistic meta:table-count="0" meta:image-count="0" meta:object-count="0" meta:page-count="5" meta:paragraph-count="81" meta:word-count="990" meta:character-count="6519" meta:non-whitespace-character-count="5587"/>
  </office:meta>
</office:document-meta>
</file>